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23_13-43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2-23_14-48-25_000.jpg</text:p>
          </table:table-cell>
          <table:table-cell table:style-name="ce26" office:value-type="string">
            <text:p>:m #*# RES / free# S87DP9 記事読み / id=9Q96(browser=yan) / media=ei / theme=Israel:Nablus-raid:Palestine,content=11-people-killed,w=Abdalfattah;Dakhil;Isleem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free# S87DP9 記事読み / id=9Q96(browser=yan) / media=ei / theme=Israel:Nablus-raid:Palestine,content=11-people-killed,w=Abdalfattah;Dakhil;Isleem / genre=~ / other=~">
            <text:p>:m #*# RES / free# S87DP9 記事読み / id=9Q96(browser=yan) / media=ei / theme=Israel:Nablus-raid:Palestine,content=11-people-killed,w=Abdalfattah;Dakhil;Isleem / genre=~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23_17-37-07_000.jpg</text:p>
          </table:table-cell>
          <table:table-cell table:style-name="ce26" office:value-type="string">
            <text:p>:m 1*2 RES / JVEMV6 64#244_nakata_logic / 『イスラームのロジック』 著者=中田考,校注=~ / p.12 / w=縮減；カオス；ノモス；地平融合；異化作用；隠蔽作用；認識視座；先行理解；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2 RES / JVEMV6 64#244_nakata_logic / 『イスラームのロジック』 著者=中田考,校注=~ / p.12 / w=縮減；カオス；ノモス；地平融合；異化作用；隠蔽作用；認識視座；先行理解；,topic=~,publisher=~,other=~">
            <text:p>:m 1*2 RES / JVEMV6 64#244_nakata_logic / 『イスラームのロジック』 著者=中田考,校注=~ / p.12 / w=縮減；カオス；ノモス；地平融合；異化作用；隠蔽作用；認識視座；先行理解；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3_17-37-23_000.jpg</text:p>
          </table:table-cell>
          <table:table-cell table:style-name="ce26" office:value-type="string">
            <text:p>:m 2*2 RES / JVEMV6 64#244_nakata_logic / 『イスラームのロジック』 著者=中田考,校注=~ / p.20 / w=解釈学的反省；時間原子論；認識構造；俗信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2*2 RES / JVEMV6 64#244_nakata_logic / 『イスラームのロジック』 著者=中田考,校注=~ / p.20 / w=解釈学的反省；時間原子論；認識構造；俗信,topic=~,publisher=~,other=~">
            <text:p>:m 2*2 RES / JVEMV6 64#244_nakata_logic / 『イスラームのロジック』 著者=中田考,校注=~ / p.20 / w=解釈学的反省；時間原子論；認識構造；俗信,topic=~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2-23_18-47-33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23_21-10-5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23_23-25-46_000.jpg</text:p>
          </table:table-cell>
          <table:table-cell table:style-name="ce26" office:value-type="string">
            <text:p>:m 記録 / 身体 / ケガ / loc=胸：左側：上方,cause=不詳,loc-incident=~,id=2023-02-23_23-25-46_000.jpg,phase=~,apparatus=~,injury=裂創,treatment=焼酎（ディル）、塗布：ワセリン、塗布：傷テープ、貼付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ケガ / loc=胸：左側：上方,cause=不詳,loc-incident=~,id=2023-02-23_23-25-46_000.jpg,phase=~,apparatus=~,injury=裂創,treatment=焼酎（ディル）、塗布：ワセリン、塗布：傷テープ、貼付,other=~">
            <text:p>:m 記録 / 身体 / ケガ / loc=胸：左側：上方,cause=不詳,loc-incident=~,id=2023-02-23_23-25-46_000.jpg,phase=~,apparatus=~,injury=裂創,treatment=焼酎（ディル）、塗布：ワセリン、塗布：傷テープ、貼付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24_00-42-2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１日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１日,id=2023-02-13_01-36-56_000.jp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１日,id=2023-02-13_01-36-5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4_00-42-3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,id=2023-02-16_11-12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24_00-42-3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；傾け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；傾け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１日。,occasion=経過観察；傾け,id=2023-02-16_11-12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2-24_00-42-4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,liquor=麦焼酎：??ml,time=~,container=silver-cap-small / type=~,other=作り置きする：混合。,occasion=経過観察；再度、攪拌。丸２日。追加、ローズマリー。丸１日。傾け,id=2023-02-13_01-36-56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24_03-20-31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24_08-52-4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PHOTO 起きた時刻 / 2023">
            <text:p>:m :PHOTO 起きた時刻 / 2023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24_09-17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0" office:value-type="string">
            <text:p>2023-02-24_09-43-18_000.jpg</text:p>
          </table:table-cell>
          <table:table-cell table:style-name="ce26" office:value-type="string">
            <text:p>:m :th,mysl / topic=お姉さんの思考の一つ。その原因について / content=置かれている環境を、視野に含める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th,mysl / topic=お姉さんの思考の一つ。その原因について / content=置かれている環境を、視野に含める,other=~ / lang=ja">
            <text:p>:m :th,mysl / topic=お姉さんの思考の一つ。その原因について / content=置かれている環境を、視野に含める,other=~ / lang=ja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0" office:value-type="string">
            <text:p>2023-02-24_12-15-40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26 / w=,topic=,publisher=~,other=map+:東京１５区＋郡域；ske+:sk-id.OSUH:東京１５区＋郡域；ske+:sk-id.AP97:石突（用具：弓道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218_chosenjin_gyakusatsu / 『関東大震災　「朝鮮人虐殺の真実」』 著者=工藤美代子,校注=~,出版社=産経新聞出版 / p.126 / w=,topic=,publisher=~,other=map+:東京１５区＋郡域；ske+:sk-id.OSUH:東京１５区＋郡域；ske+:sk-id.AP97:石突（用具：弓道）">
            <text:p>:m #*# RES / JVEMV6 64#218_chosenjin_gyakusatsu / 『関東大震災　「朝鮮人虐殺の真実」』 著者=工藤美代子,校注=~,出版社=産経新聞出版 / p.126 / w=,topic=,publisher=~,other=map+:東京１５区＋郡域；ske+:sk-id.OSUH:東京１５区＋郡域；ske+:sk-id.AP97:石突（用具：弓道）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023/02/24</text:date>, <text:time>12:50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4T12:50:18.80</dc:date>
    <dc:creator>iwabuchi ken</dc:creator>
    <meta:editing-duration>P54DT4H46M15S</meta:editing-duration>
    <meta:editing-cycles>17487</meta:editing-cycles>
    <meta:document-statistic meta:table-count="2" meta:cell-count="925" meta:object-count="0"/>
    <meta:user-defined meta:name="qrichtext">1</meta:user-defined>
  </office:meta>
</office:document-meta>
</file>